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210cb0"/>
    </style:style>
    <style:style style:name="P2" style:family="paragraph" style:parent-style-name="Heading_20_2">
      <style:text-properties officeooo:rsid="00239d3d" officeooo:paragraph-rsid="00239d3d"/>
    </style:style>
    <style:style style:name="P3" style:family="paragraph" style:parent-style-name="Heading_20_2">
      <style:text-properties officeooo:rsid="0024d345" officeooo:paragraph-rsid="0024d345"/>
    </style:style>
    <style:style style:name="P4" style:family="paragraph" style:parent-style-name="Heading_20_2" style:list-style-name="">
      <style:text-properties officeooo:rsid="0025e363" officeooo:paragraph-rsid="0025e363"/>
    </style:style>
    <style:style style:name="P5" style:family="paragraph" style:parent-style-name="Heading_20_2">
      <style:paragraph-properties fo:break-before="page"/>
    </style:style>
    <style:style style:name="P6" style:family="paragraph" style:parent-style-name="Heading_20_2">
      <style:paragraph-properties fo:break-before="page"/>
      <style:text-properties officeooo:rsid="0025e363" officeooo:paragraph-rsid="0025e363"/>
    </style:style>
    <style:style style:name="P7" style:family="paragraph" style:parent-style-name="Standard">
      <style:text-properties officeooo:rsid="001e733c" officeooo:paragraph-rsid="001e733c"/>
    </style:style>
    <style:style style:name="P8" style:family="paragraph" style:parent-style-name="Standard">
      <style:text-properties officeooo:rsid="00210cb0" officeooo:paragraph-rsid="00210cb0"/>
    </style:style>
    <style:style style:name="P9" style:family="paragraph" style:parent-style-name="Standard">
      <style:text-properties officeooo:paragraph-rsid="001e733c"/>
    </style:style>
    <style:style style:name="P10" style:family="paragraph" style:parent-style-name="Standard">
      <style:text-properties officeooo:paragraph-rsid="001fd6dd"/>
    </style:style>
    <style:style style:name="P11" style:family="paragraph" style:parent-style-name="Text_20_body">
      <style:text-properties officeooo:rsid="00239d3d" officeooo:paragraph-rsid="00239d3d"/>
    </style:style>
    <style:style style:name="P12" style:family="paragraph" style:parent-style-name="Text_20_body">
      <style:text-properties officeooo:paragraph-rsid="00268c02"/>
    </style:style>
    <style:style style:name="P13" style:family="paragraph" style:parent-style-name="Text_20_body">
      <style:text-properties officeooo:paragraph-rsid="002740d9"/>
    </style:style>
    <style:style style:name="P14" style:family="paragraph" style:parent-style-name="Text_20_body">
      <style:text-properties officeooo:rsid="002740d9" officeooo:paragraph-rsid="002740d9"/>
    </style:style>
    <style:style style:name="P15" style:family="paragraph" style:parent-style-name="Text_20_body">
      <style:paragraph-properties fo:break-before="page"/>
    </style:style>
    <style:style style:name="P16" style:family="paragraph" style:parent-style-name="Title">
      <style:text-properties officeooo:rsid="00239d3d" officeooo:paragraph-rsid="00239d3d"/>
    </style:style>
    <style:style style:name="T1" style:family="text">
      <style:text-properties officeooo:rsid="001e733c"/>
    </style:style>
    <style:style style:name="T2" style:family="text">
      <style:text-properties officeooo:rsid="001f88b2"/>
    </style:style>
    <style:style style:name="T3" style:family="text">
      <style:text-properties officeooo:rsid="001fd6dd"/>
    </style:style>
    <style:style style:name="T4" style:family="text">
      <style:text-properties officeooo:rsid="0020f696"/>
    </style:style>
    <style:style style:name="T5" style:family="text">
      <style:text-properties officeooo:rsid="00210cb0"/>
    </style:style>
    <style:style style:name="T6" style:family="text">
      <style:text-properties officeooo:rsid="00226308"/>
    </style:style>
    <style:style style:name="T7" style:family="text">
      <style:text-properties officeooo:rsid="00239d3d"/>
    </style:style>
    <style:style style:name="T8" style:family="text">
      <style:text-properties officeooo:rsid="0024d345"/>
    </style:style>
    <style:style style:name="T9" style:family="text">
      <style:text-properties officeooo:rsid="0025e363"/>
    </style:style>
    <style:style style:name="T10" style:family="text">
      <style:text-properties officeooo:rsid="00268c02"/>
    </style:style>
    <style:style style:name="T11" style:family="text">
      <style:text-properties officeooo:rsid="002740d9"/>
    </style:style>
    <style:style style:name="T12" style:family="text">
      <style:text-properties officeooo:rsid="0028ee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How Bitcoin Fixes Me</text:p>
      <text:p text:style-name="P11">When a chance encounter with a Stephan Livera podcast started my Bitcoin journey almost exactly ten months ago, I could not have dreamt how much that journey would change me. Bitcoin has had a profound effect on almost every aspect of my life, whether directly by lowering my time preference and incentivizing me to save, or indirectly by opening up numerous other rabbit holes in economy, history, spirituality, religion, diet, psychedelics and so much more.</text:p>
      <text:p text:style-name="P9"><text:span text:style-name="T1">How Bitcoin fixes me: A </text:span><text:span text:style-name="T7">retrospective</text:span><text:span text:style-name="T1"> from a class of 2020 pleb.</text:span></text:p>
      <text:p text:style-name="P7"/>
      <text:h text:style-name="P2" text:outline-level="2">Money &amp; Savings</text:h>
      <text:p text:style-name="Text_20_body"><text:span text:style-name="T7">I was never much of a saver. I really liked spending money on random stuff that I didn’t actually need, like new computer hardware, games I’d never play </text:span><text:span text:style-name="T8">or posters I wouldn’t hang up anyway. Now, I have more money than I could have ever imagined having as a poor student. Of course, NgU technology helps in that regard, but, except for essentials, I’ve spent less this year than I would have spent in a single month. Bitcoin has completely obliterated my materialistic side. For every purchase I want to make, I think about whether or not I really need it. Most of the time, the answer is ‘no’.</text:span></text:p>
      <text:h text:style-name="P3" text:outline-level="2">Economy</text:h>
      <text:p text:style-name="Text_20_body"><text:span text:style-name="T8">Before I started this journey</text:span><text:span text:style-name="T2">, I was an avid </text:span><text:span text:style-name="T3">socialist. I just didn’t understand how anyone could vote right, except for selfish reasons. “</text:span><text:span text:style-name="T8">Social”ism is great branding, and I fell for it. Now don’t think that this was because I didn’t know anything about economy;</text:span><text:span text:style-name="T3"> </text:span><text:span text:style-name="T8">I had </text:span><text:span text:style-name="T3">six years of both economics and management basics in the highest level of Dutch high school. Obviously </text:span><text:span text:style-name="T8">though</text:span><text:span text:style-name="T3">, </text:span><text:span text:style-name="T8">those classes were based on </text:span><text:span text:style-name="T3">Keynesian economics. We were taught </text:span><text:span text:style-name="T8">about how government interference</text:span><text:span text:style-name="T3"> did cause inefficiencies in the market, but without it, capitalism will just make the rich richer and the poor poorer. I never really doubted what I was taught, but in hindsight it’s obvious.</text:span></text:p>
      <text:p text:style-name="Text_20_body">The one thing we were never taught in class, was the moral case for free markets. The moral case for socialism was obvious: nobody wants others to starve, not get healthcare or not have a roof over their heads, so you provide that for them. But we forget one thing when we say that healthcare should be a universal right: something cannot be a universal right when it infringes upon the rights of others. In this case, universal healthcare needs taxation, and that’s a problem. <text:span text:style-name="T3">I’d heard the phrase taxation is theft before, but never really let it bounce around in my thick skull. Now I realize that it’s more profound than I could’ve imagined. Taxation IS theft. Literally. I’m parting with my rightful property under threat of literal violence. Of course, you’ll be fined first if you don’t pay up, but what happens after? You’ll be thrown in jail by men with guns if you don’t pay up for long enough. </text:span><text:span text:style-name="T8">Your right to healthcare infringes upon my right to my property.</text:span></text:p>
      <text:p text:style-name="P10"/>
      <text:p text:style-name="P15"><text:span text:style-name="T3">Freedom and free markets are not only the most efficient way to a prosperous future for everybody, but also the most moral way. </text:span><text:span text:style-name="T4">It’ll take most people a while to get to that conclusion after years of living in the system, but libertarianism is very well thought-out. I urge everyone who thinks we need government to read more. Read Mises, not Marx. If you bring up “them bitch-ass roads” </text:span><text:span text:style-name="T8">(h/t EricDJuly)</text:span><text:span text:style-name="T4">, start here: </text:span><text:a xlink:type="simple" xlink:href="https://mises.org/library/privatization-roads-and-highways" text:style-name="Internet_20_link" text:visited-style-name="Visited_20_Internet_20_Link"><text:span text:style-name="T4">https://mises.org/library/privatization-roads-and-highways</text:span></text:a><text:span text:style-name="T4">. If you want to know what socialism leads to, start with The Gulag Archipelago </text:span></text:p>
      <text:h text:style-name="Heading_20_2" text:outline-level="2">Productivity</text:h>
      <text:p text:style-name="Text_20_body"><text:span text:style-name="T1">The lower time preference has also made me realize what I’m working for. I used to kinda coast through life, doing only what </text:span><text:span text:style-name="T8">school told me to do and getting reasonable grades. Since this year, I’m motivated.</text:span><text:span text:style-name="T2"> </text:span><text:span text:style-name="T8">I actually have something that lights a fire under my ass, a goal that drives me. I’ve always wanted to help others and improve the world, but never really saw how. Now, with Bitcoin, I have a way to do that.</text:span></text:p>
      <text:p text:style-name="Text_20_body"><text:span text:style-name="T8">I barely game anymore, where that used to constitute most of my day. </text:span><text:span text:style-name="T2">I deleted reddit from </text:span><text:span text:style-name="T8">my phone</text:span><text:span text:style-name="T2"> (though Twitter partially took its role), and all the time I save not gaming/redditing I’m now spending working or learning. I’ve read more books this year than ever before, including </text:span><text:span text:style-name="T8">the years I had </text:span><text:span text:style-name="T2">mandatory reading </text:span><text:span text:style-name="T8">from school</text:span><text:span text:style-name="T2">. </text:span><text:span text:style-name="T9">I swapped out all the entertaining podcasts I used to listen to for educational ones, mainly related to Bitcoin.</text:span></text:p>
      <text:h text:style-name="Heading_20_2" text:outline-level="2">Religion &amp; Spirituality</text:h>
      <text:p text:style-name="Text_20_body"><text:span text:style-name="T4">Bitcoin has also brought me to religion and spirituality through people like </text:span><text:span text:style-name="T9">Dr. Jordan B. Peterson</text:span><text:span text:style-name="T4">. </text:span><text:span text:style-name="T9">I have a pretty bad relationship with religion.</text:span><text:span text:style-name="T4"> My mom </text:span><text:span text:style-name="T9">forced</text:span><text:span text:style-name="T4"> me to </text:span><text:span text:style-name="T9">sit in </text:span><text:span text:style-name="T4">church </text:span><text:span text:style-name="T9">every sunday </text:span><text:span text:style-name="T4">when I was younger. </text:span><text:span text:style-name="T9">I couldn’t stand sitting still for hours on end listening to some dude on a bit chair talk about how some other dude 2000 years ago died for our sins. I stopped going as soon as she stopped forcing me and</text:span><text:span text:style-name="T4"> I became a militant atheist thinking people who believed in god must be superstitious idiot</text:span><text:span text:style-name="T5">s</text:span><text:span text:style-name="T4">.</text:span></text:p>
      <text:p text:style-name="Text_20_body"><text:span text:style-name="T9">A</text:span>ging <text:span text:style-name="T9">already</text:span> made me less militant <text:span text:style-name="T9">(seriously, let people just be religious. You don’t need to concern yourself with that)</text:span>, <text:span text:style-name="T9">but</text:span> Dr. Peterson’s lectures on the bible made me think that there might be something more behind it. <text:span text:style-name="T9">I can highly recommend listening to ‘The Psychological Significance of the Biblical Stories’. It’s super interesting and it’s not about turning you into a Christian at all. I didn’t do much more with that until I listened to Aleks Svetski’s recent ‘Bitcoin Preachers’ podcast. They recommended the book ‘There is a God’, which should soon arrive on my doorstep. It’s not that I’m actively looking for religion in my life (Bitcoin already serves that purpose :P), but Bitcoin has also taught me to actively look for ways I could be wrong in my assumptions. Maybe religion is one of those points where I’m wrong. </text:span></text:p>
      <text:h text:style-name="P4" text:outline-level="2"/>
      <text:h text:style-name="P6" text:outline-level="2">Health</text:h>
      <text:p text:style-name="Text_20_body"><text:span text:style-name="T5">Another 180 turn I made this year is in my diet: </text:span><text:span text:style-name="T11">whereas </text:span><text:span text:style-name="T5">I was a vegetarian before, I’</text:span><text:span text:style-name="T11">ve</text:span><text:span text:style-name="T5"> only eat</text:span><text:span text:style-name="T11">en</text:span><text:span text:style-name="T5"> meat </text:span><text:span text:style-name="T11">for the past 2-3 months</text:span><text:span text:style-name="T5">. </text:span><text:span text:style-name="T9">There are quite a few carnivores in the Bitcoin community, and I started out (probably like most of you reading this) thinking it was a weird bro-culture macho</text:span><text:span text:style-name="T5"> </text:span><text:span text:style-name="T9">diet of some fringe Bitcoiners looking to prove their manliness. But, like with so many things this year, I was wrong. Eating only meat</text:span><text:span text:style-name="T5"> might sound extreme, </text:span><text:span text:style-name="T10">but it’s actually a very logical, evolutionarily consistent and scientifically substantiated diet. Hear me out: </text:span></text:p>
      <text:p text:style-name="P12"><text:span text:style-name="T5">At age 21 I was finally diagnosed with ADHD after a whole childhood of obvious ADHD behavior. </text:span><text:span text:style-name="T10">Ever s</text:span><text:span text:style-name="T5">ince then I’ve used </text:span><text:span text:style-name="T10">Ritalin daily, and I wouldn’t</text:span><text:span text:style-name="T5"> know how to get through a day without that. </text:span><text:span text:style-name="T10">I often couldn’t even concentrate on fun stuff like hanging out with friends without my medication. </text:span><text:span text:style-name="T5">I took at least </text:span><text:span text:style-name="T10">ten</text:span><text:span text:style-name="T5"> 5mg pills per day, often more, to feel ‘normal’. </text:span><text:span text:style-name="T10">Medication wasn’t the only thing that helped me, therapy and coaching also had massive results. I shifted some other things, which I’ll go into later, that helped. But there was an almost instant, massive shift in how I felt after stopping my vegetarian diet. I </text:span><text:span text:style-name="T5">noticed I was a lot less tired all day </text:span><text:span text:style-name="T10">and could actually focus on things</text:span><text:span text:style-name="T5">. </text:span><text:span text:style-name="T10">I took all kinds of supplements and had blood tests indicate I wasn’t missing any nutrients, but meat still represented a massive change in my energy and concentration levels. </text:span></text:p>
      <text:p text:style-name="Text_20_body"><text:span text:style-name="T10">I did a lot more research before cutting out everything but animal products. I can recommend Paul Saladino’s ‘The Carnivore Code’ and his podcast. If you’re concerned about </text:span><text:span text:style-name="T11">the moral case of killing animals, check out carnivoreisvegan.com and the Sacred Cow documentary.</text:span></text:p>
      <text:p text:style-name="P13"><text:span text:style-name="T11">Now if you’re happy and healthy with your diet, stick with it. But the results have been amazing for me and I would recommend anyone just try carnivore for a few months. </text:span>Believe me, you don’t know how great you can feel. I really noticed this during this holiday, when I ate the same stuff<text:span text:style-name="T11"> </text:span>as my family <text:span text:style-name="T11">again</text:span>. I was much more tired, and got irritated about stuff much more quickly. Nothing except my food changed. <text:span text:style-name="T11">Small warning: g</text:span>oing carnivore <text:span text:style-name="T11">can suck</text:span> for the first month or so. You’ll feel shit, <text:span text:style-name="T11">get diarrhea or have other side effects</text:span>. <text:span text:style-name="T11">This is your body adjusting to a different way of producing energy. And y</text:span>ou know what also sucks for the first bit? Quitting drugs. It’s the same deal. You’re addicted to carbs. <text:span text:style-name="T11">If you want proof, j</text:span>ust keep a tab on what percentage of your calories come from carbs daily. <text:span text:style-name="T11">It’s a lot.</text:span></text:p>
      <text:p text:style-name="Text_20_body"><text:span text:style-name="T5">Next to that, </text:span><text:span text:style-name="T11">halfway through this year </text:span><text:span text:style-name="T5">I fixed my sleep schedule </text:span><text:span text:style-name="T11">and move a lot more</text:span><text:span text:style-name="T5">. I go to bed at ten and wake up at 7 every day, </text:span><text:span text:style-name="T11">and hit the gym at 7:45 on weekdays</text:span><text:span text:style-name="T5">. I used to take at least an hour to fall asleep, now I’m unconscious in 15 minutes. I almost always wake up before my alarm. A regular sleeping schedule and no more eating after </text:span><text:span text:style-name="T11">seven PM</text:span><text:span text:style-name="T5"> really helps with falling asleep and sleeping well. Sleep is massively important and it’ll help you feel even better. </text:span><text:span text:style-name="T11">It just takes some willpower to go to bed. </text:span></text:p>
      <text:p text:style-name="P14">There are many more small things I did, like taking cold showers, having a small feeding window throughout the day and giving up comfort in many scenarios (seriously, being comfortably warm all day makes you lazy). There’s too much to mention here. </text:p>
      <text:p text:style-name="P1"/>
      <text:p text:style-name="P8"/>
      <text:h text:style-name="P5" text:outline-level="2">Conclusion</text:h>
      <text:p text:style-name="Text_20_body"><text:span text:style-name="T11">Bitcoin’s patented number-go-up technology is what got me into it at first. </text:span><text:span text:style-name="T5">If you view Bitcoin as a way to make money, you’re </text:span><text:span text:style-name="T11">probably </text:span><text:span text:style-name="T5">right. But you’re also blind to most of the rabbit hole. </text:span><text:span text:style-name="T11">I haven’t even described all of the ways I’ve changed this year, and I don’t feel like I’m even close to exploring the entire rabbit hole. Bitcoin is just an entryway into the rabbit hole of truth.</text:span><text:span text:style-name="T5"> Bitcoin has changed me for the better and it can change you too. </text:span><text:span text:style-name="T12">Taking all of this into account,</text:span><text:span text:style-name="T5"> I’m convinced the ‘bitcoin fixes this’ mantra is </text:span><text:span text:style-name="T12">no</text:span><text:span text:style-name="T6"> exaggeration in any way. In 10 months it’s transformed me from a poor, materialist, socialist, distracted </text:span><text:span text:style-name="T12">unmotivated </text:span><text:span text:style-name="T6">vegetarian atheist into a rich(er), libertarian, focused carnivore.</text:span></text:p>
      <text:p text:style-name="Text_20_body"/>
      <text:p text:style-name="Text_20_body"><text:span text:style-name="T12">I know we</text:span><text:span text:style-name="T6"> bitcoiners look like nutjobs, but </text:span><text:span text:style-name="T12">if you’re reading this as a skeptic, </text:span><text:span text:style-name="T6">we all started where you are now. </text:span><text:span text:style-name="T12">Every one of us thought that it was a crazy idea or that it couldn’t work.</text:span><text:span text:style-name="T6"> We changed through hard work and constant learning. And there’s no group of adversarial thinkers more ready to change their minds than us. But we won’t, </text:span><text:span text:style-name="T12">at least not on Bitcoin</text:span><text:span text:style-name="T6">. Because we’re right. And if you doubt us, hav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7T12:00:22.826003761</meta:creation-date>
    <dc:date>2020-12-29T11:43:14.296265214</dc:date>
    <meta:editing-duration>PT1H44M41S</meta:editing-duration>
    <meta:editing-cycles>2</meta:editing-cycles>
    <meta:generator>LibreOffice/7.0.3.1$Linux_X86_64 LibreOffice_project/00$Build-1</meta:generator>
    <meta:document-statistic meta:table-count="0" meta:image-count="0" meta:object-count="0" meta:page-count="4" meta:paragraph-count="25" meta:word-count="1765" meta:character-count="10051" meta:non-whitespace-character-count="8305"/>
  </office:meta>
</office:document-meta>
</file>